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style-name="ce1" office:value-type="percentage" office:value="0.0033" calcext:value-type="percentage">
            <text:p>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032" calcext:value-type="percentage">
            <text:p>14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1468" calcext:value-type="percentage">
            <text:p>14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198" calcext:value-type="percentage">
            <text:p>31,98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1816" calcext:value-type="percentage">
            <text:p>18,16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4" calcext:value-type="percentage">
            <text:p>11,3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464" calcext:value-type="percentage">
            <text:p>24,6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386" calcext:value-type="percentage">
            <text:p>22,39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145" calcext:value-type="percentage">
            <text:p>13,1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4" calcext:value-type="percentage">
            <text:p>63,4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81" calcext:value-type="percentage">
            <text:p>4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table:number-columns-repeated="2"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6" calcext:value-type="percentage">
            <text:p>54,6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184" calcext:value-type="percentage">
            <text:p>31,8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184" calcext:value-type="percentage">
            <text:p>51,8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816" calcext:value-type="percentage">
            <text:p>48,1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229" calcext:value-type="percentage">
            <text:p>32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09" calcext:value-type="percentage">
            <text:p>56,09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9639" calcext:value-type="percentage">
            <text:p>49,64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5639" calcext:value-type="percentage">
            <text:p>35,6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373" calcext:value-type="percentage">
            <text:p>37,3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7556" calcext:value-type="percentage">
            <text:p>75,56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238" calcext:value-type="percentage">
            <text:p>52,3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56" calcext:value-type="percentage">
            <text:p>55,5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318" calcext:value-type="percentage">
            <text:p>53,1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032" calcext:value-type="percentage">
            <text:p>50,32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778" calcext:value-type="percentage">
            <text:p>57,78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2"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5016" calcext:value-type="percentage">
            <text:p>50,16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4126" calcext:value-type="percentage">
            <text:p>34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 table:style-name="ce1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number-columns-repeated="2"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table:number-columns-repeated="2"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47" calcext:value-type="percentage">
            <text:p>22,4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203" calcext:value-type="percentage">
            <text:p>2,0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5605" calcext:value-type="percentage">
            <text:p>15,60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39" calcext:value-type="percentage">
            <text:p>3,9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371" calcext:value-type="percentage">
            <text:p>3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523" calcext:value-type="percentage">
            <text:p>7,52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5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5628" calcext:value-type="percentage">
            <text:p>25,6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84" calcext:value-type="percentage">
            <text:p>20,84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5" calcext:value-type="percentage">
            <text:p>17,15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056" calcext:value-type="percentage">
            <text:p>20,5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526" calcext:value-type="percentage">
            <text:p>5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07" calcext:value-type="percentage">
            <text:p>1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table:number-columns-repeated="2" office:value-type="percentage" office:value="0.0561" calcext:value-type="percentage">
            <text:p>5,6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3" calcext:value-type="percentage">
            <text:p>17,30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0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3595" calcext:value-type="percentage">
            <text:p>13,5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 office:value-type="percentage" office:value="0.2254" calcext:value-type="percentage">
            <text:p>22,54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039" calcext:value-type="percentage">
            <text:p>20,3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327" calcext:value-type="percentage">
            <text:p>3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987" calcext:value-type="percentage">
            <text:p>19,87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465" calcext:value-type="percentage">
            <text:p>14,65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23" calcext:value-type="percentage">
            <text:p>6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636" calcext:value-type="percentage">
            <text:p>26,36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2" office:value-type="percentage" office:value="0.0642" calcext:value-type="percentage">
            <text:p>6,4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231" calcext:value-type="percentage">
            <text:p>23,23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104" calcext:value-type="percentage">
            <text:p>5,1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747" calcext:value-type="percentage">
            <text:p>27,47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349" calcext:value-type="percentage">
            <text:p>33,49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768" calcext:value-type="percentage">
            <text:p>25,77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984" calcext:value-type="percentage">
            <text:p>39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558" calcext:value-type="percentage">
            <text:p>25,58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913" calcext:value-type="percentage">
            <text:p>28,9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3984" calcext:value-type="percentage">
            <text:p>39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983" calcext:value-type="percentage">
            <text:p>39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57" calcext:value-type="percentage">
            <text:p>20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295" calcext:value-type="percentage">
            <text:p>29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1795" calcext:value-type="percentage">
            <text:p>17,95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517" calcext:value-type="percentage">
            <text:p>15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17" calcext:value-type="percentage">
            <text:p>19,17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3417" calcext:value-type="percentage">
            <text:p>23,42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2" calcext:value-type="percentage">
            <text:p>20,0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556" calcext:value-type="percentage">
            <text:p>6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6778" calcext:value-type="percentage">
            <text:p>67,78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156" calcext:value-type="percentage">
            <text:p>71,56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8557" calcext:value-type="percentage">
            <text:p>58,56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37" calcext:value-type="percentage">
            <text:p>11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1" calcext:value-type="percentage">
            <text:p>3,51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77" calcext:value-type="percentage">
            <text:p>0,7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88" calcext:value-type="percentage">
            <text:p>4,88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732" calcext:value-type="percentage">
            <text:p>7,32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477166666666667" calcext:value-type="percentage">
            <text:p>4,77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6842" calcext:value-type="percentage">
            <text:p>6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11" calcext:value-type="percentage">
            <text:p>4,11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4" calcext:value-type="percentage">
            <text:p>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4" calcext:value-type="percentage">
            <text:p>4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33" calcext:value-type="percentage">
            <text:p>2,33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089" calcext:value-type="percentage">
            <text:p>10,89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77" calcext:value-type="percentage">
            <text:p>4,18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3935" calcext:value-type="percentage">
            <text:p>3,9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1" calcext:value-type="percentage">
            <text:p>4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4693" calcext:value-type="percentage">
            <text:p>46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 office:value-type="percentage" office:value="0.0187" calcext:value-type="percentage">
            <text:p>1,87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27" calcext:value-type="percentage">
            <text:p>2,2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22333333333333" calcext:value-type="percentage">
            <text:p>2,22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3965" calcext:value-type="percentage">
            <text:p>43,9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82" calcext:value-type="percentage">
            <text:p>34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685" calcext:value-type="percentage">
            <text:p>46,85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11133" calcext:value-type="percentage">
            <text:p>11,13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631" calcext:value-type="percentage">
            <text:p>36,31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8" calcext:value-type="float">
            <text:p>0,003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 office:value-type="float" office:value="0.858" calcext:value-type="float">
            <text:p>0,8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style-name="ce10" office:value-type="float" office:value="0.00000145" calcext:value-type="float">
            <text:p>1,45E-06</text:p>
          </table:table-cell>
          <table:table-cell table:style-name="ce10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829" calcext:value-type="float">
            <text:p>0,8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style-name="ce3" office:value-type="float" office:value="0.00023" calcext:value-type="float">
            <text:p>0,00023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style-name="ce3" office:value-type="float" office:value="0.78" calcext:value-type="float">
            <text:p>0,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38" calcext:value-type="float">
            <text:p>0,0038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 office:value-type="float" office:value="0.0904" calcext:value-type="float">
            <text:p>0,0904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style-name="ce3" office:value-type="float" office:value="958.515" calcext:value-type="float">
            <text:p>958,515</text:p>
          </table:table-cell>
          <table:table-cell table:style-name="ce3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211" calcext:value-type="float">
            <text:p>0,21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 office:value-type="float" office:value="7.615" calcext:value-type="float">
            <text:p>7,6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 office:value-type="float" office:value="5.716" calcext:value-type="float">
            <text:p>5,716</text:p>
          </table:table-cell>
          <table:table-cell table:style-name="ce3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style-name="ce3" office:value-type="float" office:value="4.897" calcext:value-type="float">
            <text:p>4,897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7.93" calcext:value-type="float">
            <text:p>67,93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97.14" calcext:value-type="float">
            <text:p>197,14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14" calcext:value-type="percentage">
            <text:p>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1714" calcext:value-type="percentage">
            <text:p>1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/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643" calcext:value-type="percentage">
            <text:p>26,4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452" calcext:value-type="percentage">
            <text:p>14,5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132.535" calcext:value-type="float">
            <text:p>132,535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25309" calcext:value-type="percentage">
            <text:p>25,31%</text:p>
          </table:table-cell>
          <table:table-cell table:style-name="ce1" table:formula="of:=AVERAGE([.I312:.I321])" office:value-type="percentage" office:value="0.21261" calcext:value-type="percentage">
            <text:p>21,26%</text:p>
          </table:table-cell>
          <table:table-cell table:style-name="ce1" table:formula="of:=AVERAGE([.J312:.J321])" office:value-type="percentage" office:value="0.19119" calcext:value-type="percentage">
            <text:p>19,12%</text:p>
          </table:table-cell>
          <table:table-cell table:style-name="ce1" table:formula="of:=AVERAGE([.K312:.K321])" office:value-type="percentage" office:value="0.20023" calcext:value-type="percentage">
            <text:p>20,0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  <table:table-row table:style-name="ro1" table:number-rows-repeated="10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39" calcext:value-type="percentage">
            <text:p>22,3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15" calcext:value-type="percentage">
            <text:p>13,1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964" calcext:value-type="percentage">
            <text:p>49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564" calcext:value-type="percentage">
            <text:p>35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413" calcext:value-type="percentage">
            <text:p>34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39" calcext:value-type="percentage">
            <text:p>3,9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52" calcext:value-type="percentage">
            <text:p>7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563" calcext:value-type="percentage">
            <text:p>25,6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02" calcext:value-type="percentage">
            <text:p>20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3" calcext:value-type="percentage">
            <text:p>17,3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359" calcext:value-type="percentage">
            <text:p>13,5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23" calcext:value-type="percentage">
            <text:p>23,2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77" calcext:value-type="percentage">
            <text:p>25,7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91" calcext:value-type="percentage">
            <text:p>28,9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342" calcext:value-type="percentage">
            <text:p>23,4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8" calcext:value-type="percentage">
            <text:p>4,1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303944827586207" calcext:value-type="percentage">
            <text:p>30,39%</text:p>
          </table:table-cell>
          <table:table-cell table:style-name="ce23" table:formula="of:=AVERAGE([.C3:.C31])" office:value-type="percentage" office:value="0.261165517241379" calcext:value-type="percentage">
            <text:p>26,12%</text:p>
          </table:table-cell>
          <table:table-cell table:style-name="ce23" table:formula="of:=AVERAGE([.D3:.D31])" office:value-type="percentage" office:value="0.213241379310345" calcext:value-type="percentage">
            <text:p>21,32%</text:p>
          </table:table-cell>
          <table:table-cell table:style-name="ce23" table:formula="of:=AVERAGE([.E3:.E31])" office:value-type="percentage" office:value="0.205127272727273" calcext:value-type="percentage">
            <text:p>20,51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7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number-columns-repeated="3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number-columns-repeated="3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number-columns-repeated="3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number-columns-repeated="3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number-columns-repeated="3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number-columns-repeated="3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number-columns-repeated="3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9.41604766792652" calcext:value-type="float">
            <text:p>9,41604766792652</text:p>
          </table:table-cell>
          <table:table-cell table:style-name="ce22" table:formula="of:=AVERAGE([.C37:.C52])" office:value-type="float" office:value="9.09560578530636" calcext:value-type="float">
            <text:p>9,09560578530636</text:p>
          </table:table-cell>
          <table:table-cell table:style-name="ce22" table:formula="of:=AVERAGE([.D37:.D52])" office:value-type="float" office:value="7.06962206981681" calcext:value-type="float">
            <text:p>7,06962206981681</text:p>
          </table:table-cell>
          <table:table-cell table:style-name="ce22" table:formula="of:=AVERAGE([.E37:.E52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06T19:52:41.808860200</dc:date>
    <meta:editing-duration>P10DT3H1M45S</meta:editing-duration>
    <meta:editing-cycles>4587</meta:editing-cycles>
    <meta:generator>LibreOffice/7.4.3.2$Linux_X86_64 LibreOffice_project/40$Build-2</meta:generator>
    <meta:document-statistic meta:table-count="2" meta:cell-count="2875" meta:object-count="0"/>
  </office:meta>
</office:document-meta>
</file>